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15_22-44-18_000.jpg</text:p>
          </table:table-cell>
          <table:table-cell table:style-name="ce14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2]=&quot;&quot;;[.C2];CONCATENATE([.C2];&quot; / &quot;;[.E2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15_22-44-18_001.jpg</text:p>
          </table:table-cell>
          <table:table-cell table:style-name="ce14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3]=&quot;&quot;;[.C3];CONCATENATE([.C3];&quot; / &quot;;[.E3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16_09-25-22_000.jpg</text:p>
          </table:table-cell>
          <table:table-cell table:style-name="ce15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697204 E-139-34-49.379882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6_12-04-26_000.jpg</text:p>
          </table:table-cell>
          <table:table-cell table:style-name="ce16" office:value-type="string">
            <text:p>:PHOTO 記録 / 購入 / 作業着；空調付き / 到着</text:p>
          </table:table-cell>
          <table:table-cell table:style-name="ce15"/>
          <table:table-cell table:style-name="ce3"/>
          <table:table-cell table:style-name="ce3" office:value-type="string">
            <text:p>N-35-35-28.642272 E-139-34-49.434814</text:p>
          </table:table-cell>
          <table:table-cell table:style-name="ce32" table:formula="of:=IF([.E5]=&quot;&quot;;[.C5];CONCATENATE([.C5];&quot; / &quot;;[.E5]))" office:value-type="string" office:string-value=":PHOTO 記録 / 購入 / 作業着；空調付き / 到着">
            <text:p>:PHOTO 記録 / 購入 / 作業着；空調付き / 到着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6_12-04-33_000.jpg</text:p>
          </table:table-cell>
          <table:table-cell table:style-name="ce16" office:value-type="string">
            <text:p>:PHOTO 記録 / 購入 / 作業着；空調付き / 到着</text:p>
          </table:table-cell>
          <table:table-cell table:style-name="ce16"/>
          <table:table-cell table:style-name="ce3"/>
          <table:table-cell table:style-name="ce3" office:value-type="string">
            <text:p>N-35-35-28.642272 E-139-34-49.434814</text:p>
          </table:table-cell>
          <table:table-cell table:style-name="ce32" table:formula="of:=IF([.E6]=&quot;&quot;;[.C6];CONCATENATE([.C6];&quot; / &quot;;[.E6]))" office:value-type="string" office:string-value=":PHOTO 記録 / 購入 / 作業着；空調付き / 到着">
            <text:p>:PHOTO 記録 / 購入 / 作業着；空調付き / 到着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6_12-04-36_000.jpg</text:p>
          </table:table-cell>
          <table:table-cell table:style-name="ce16" office:value-type="string">
            <text:p>:PHOTO 記録 / 購入 / 作業着；空調付き / 到着</text:p>
          </table:table-cell>
          <table:table-cell table:style-name="ce17"/>
          <table:table-cell table:style-name="ce3"/>
          <table:table-cell table:style-name="ce3" office:value-type="string">
            <text:p>N-35-35-28.642272 E-139-34-49.434814</text:p>
          </table:table-cell>
          <table:table-cell table:style-name="ce32" table:formula="of:=IF([.E7]=&quot;&quot;;[.C7];CONCATENATE([.C7];&quot; / &quot;;[.E7]))" office:value-type="string" office:string-value=":PHOTO 記録 / 購入 / 作業着；空調付き / 到着">
            <text:p>:PHOTO 記録 / 購入 / 作業着；空調付き / 到着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6_12-04-58_000.jpg</text:p>
          </table:table-cell>
          <table:table-cell table:style-name="ce16" office:value-type="string">
            <text:p>:PHOTO 記録 / 購入 / 作業着；空調付き / 到着</text:p>
          </table:table-cell>
          <table:table-cell table:style-name="ce15"/>
          <table:table-cell table:style-name="ce3"/>
          <table:table-cell table:style-name="ce3" office:value-type="string">
            <text:p>N-35-35-28.49121 E-139-34-49.324951</text:p>
          </table:table-cell>
          <table:table-cell table:style-name="ce32" table:formula="of:=IF([.E8]=&quot;&quot;;[.C8];CONCATENATE([.C8];&quot; / &quot;;[.E8]))" office:value-type="string" office:string-value=":PHOTO 記録 / 購入 / 作業着；空調付き / 到着">
            <text:p>:PHOTO 記録 / 購入 / 作業着；空調付き / 到着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6_12-05-11_000.jpg</text:p>
          </table:table-cell>
          <table:table-cell table:style-name="ce16" office:value-type="string">
            <text:p>:PHOTO 記録 / 購入 / 作業着；空調付き / 到着</text:p>
          </table:table-cell>
          <table:table-cell table:style-name="ce16"/>
          <table:table-cell table:style-name="ce3"/>
          <table:table-cell table:style-name="ce3" office:value-type="string">
            <text:p>N-35-35-28.683471 E-139-34-49.379882</text:p>
          </table:table-cell>
          <table:table-cell table:style-name="ce32" table:formula="of:=IF([.E9]=&quot;&quot;;[.C9];CONCATENATE([.C9];&quot; / &quot;;[.E9]))" office:value-type="string" office:string-value=":PHOTO 記録 / 購入 / 作業着；空調付き / 到着">
            <text:p>:PHOTO 記録 / 購入 / 作業着；空調付き / 到着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6_12-06-46_000.jpg</text:p>
          </table:table-cell>
          <table:table-cell table:style-name="ce16" office:value-type="string">
            <text:p>:PHOTO 記録 / 購入 / 作業着；空調付き / 到着</text:p>
          </table:table-cell>
          <table:table-cell table:style-name="ce17"/>
          <table:table-cell table:style-name="ce3"/>
          <table:table-cell table:style-name="ce3" office:value-type="string">
            <text:p>N-35-35-28.683471 E-139-34-49.379882</text:p>
          </table:table-cell>
          <table:table-cell table:style-name="ce32" table:formula="of:=IF([.E10]=&quot;&quot;;[.C10];CONCATENATE([.C10];&quot; / &quot;;[.E10]))" office:value-type="string" office:string-value=":PHOTO 記録 / 購入 / 作業着；空調付き / 到着">
            <text:p>:PHOTO 記録 / 購入 / 作業着；空調付き / 到着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6_12-07-10_000.jpg</text:p>
          </table:table-cell>
          <table:table-cell table:style-name="ce16" office:value-type="string">
            <text:p>:PHOTO 記録 / 購入 / 作業着；空調付き / 到着</text:p>
          </table:table-cell>
          <table:table-cell table:style-name="ce16"/>
          <table:table-cell table:style-name="ce3"/>
          <table:table-cell table:style-name="ce3" office:value-type="string">
            <text:p>N-35-35-28.656005 E-139-34-49.434814</text:p>
          </table:table-cell>
          <table:table-cell table:style-name="ce32" table:formula="of:=IF([.E11]=&quot;&quot;;[.C11];CONCATENATE([.C11];&quot; / &quot;;[.E11]))" office:value-type="string" office:string-value=":PHOTO 記録 / 購入 / 作業着；空調付き / 到着">
            <text:p>:PHOTO 記録 / 購入 / 作業着；空調付き / 到着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16_12-16-23_000.jpg</text:p>
          </table:table-cell>
          <table:table-cell table:style-name="ce16" office:value-type="string">
            <text:p>:PHOTO 記録 / 文書　/ 購入 / 作業着；空調付き / 取扱説明書；保証書</text:p>
          </table:table-cell>
          <table:table-cell table:style-name="ce17"/>
          <table:table-cell table:style-name="ce3"/>
          <table:table-cell table:style-name="ce3" office:value-type="string">
            <text:p>N-35-35-28.656005 E-139-34-49.105224</text:p>
          </table:table-cell>
          <table:table-cell table:style-name="ce32" table:formula="of:=IF([.E12]=&quot;&quot;;[.C12];CONCATENATE([.C12];&quot; / &quot;;[.E12]))" office:value-type="string" office:string-value=":PHOTO 記録 / 文書　/ 購入 / 作業着；空調付き / 取扱説明書；保証書">
            <text:p>:PHOTO 記録 / 文書　/ 購入 / 作業着；空調付き / 取扱説明書；保証書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16_12-16-49_000.jpg</text:p>
          </table:table-cell>
          <table:table-cell table:style-name="ce16" office:value-type="string">
            <text:p>:PHOTO 記録 / 文書　/ 購入 / 作業着；空調付き / 取扱説明書；保証書</text:p>
          </table:table-cell>
          <table:table-cell table:style-name="ce17"/>
          <table:table-cell table:style-name="ce3"/>
          <table:table-cell table:style-name="ce3" office:value-type="string">
            <text:p>N-35-35-28.656005 E-139-34-49.105224</text:p>
          </table:table-cell>
          <table:table-cell table:style-name="ce32" table:formula="of:=IF([.E13]=&quot;&quot;;[.C13];CONCATENATE([.C13];&quot; / &quot;;[.E13]))" office:value-type="string" office:string-value=":PHOTO 記録 / 文書　/ 購入 / 作業着；空調付き / 取扱説明書；保証書">
            <text:p>:PHOTO 記録 / 文書　/ 購入 / 作業着；空調付き / 取扱説明書；保証書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16_12-17-51_000.jpg</text:p>
          </table:table-cell>
          <table:table-cell table:style-name="ce16" office:value-type="string">
            <text:p>:PHOTO 記録 / 文書　/ 購入 / 作業着；空調付き / 取扱説明書；保証書</text:p>
          </table:table-cell>
          <table:table-cell table:style-name="ce6"/>
          <table:table-cell table:style-name="ce3"/>
          <table:table-cell table:style-name="ce3" office:value-type="string">
            <text:p>N-35-35-28.477478 E-139-34-49.160156</text:p>
          </table:table-cell>
          <table:table-cell table:style-name="ce32" table:formula="of:=IF([.E14]=&quot;&quot;;[.C14];CONCATENATE([.C14];&quot; / &quot;;[.E14]))" office:value-type="string" office:string-value=":PHOTO 記録 / 文書　/ 購入 / 作業着；空調付き / 取扱説明書；保証書">
            <text:p>:PHOTO 記録 / 文書　/ 購入 / 作業着；空調付き / 取扱説明書；保証書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6-16_13-11-40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72467 E-139-34-49.105224</text:p>
          </table:table-cell>
          <table:table-cell table:style-name="ce32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6-16_14-28-59_000.jpg</text:p>
          </table:table-cell>
          <table:table-cell table:style-name="ce17" office:value-type="string">
            <text:p>:m 東和 PHOTO / 200617w / 学芸大学駅 / こぶしえん新築工事 / ２名（小林さん、横浜営業所）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532409 E-139-34-49.105224</text:p>
          </table:table-cell>
          <table:table-cell table:style-name="ce32" table:formula="of:=IF([.E16]=&quot;&quot;;[.C16];CONCATENATE([.C16];&quot; / &quot;;[.E16]))" office:value-type="string" office:string-value=":m 東和 PHOTO / 200617w / 学芸大学駅 / こぶしえん新築工事 / ２名（小林さん、横浜営業所） / テクノキャリア（扶桑電気）（東亜建設工業） / 資料">
            <text:p>:m 東和 PHOTO / 200617w / 学芸大学駅 / こぶしえん新築工事 / ２名（小林さん、横浜営業所） / テクノキャリア（扶桑電気）（東亜建設工業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6-16_14-29-21_000.jpg</text:p>
          </table:table-cell>
          <table:table-cell table:style-name="ce17" office:value-type="string">
            <text:p>:m 東和 PHOTO / 200617w / 学芸大学駅 / こぶしえん新築工事 / ２名（小林さん、横浜営業所）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450012 E-139-34-49.270019</text:p>
          </table:table-cell>
          <table:table-cell table:style-name="ce32" table:formula="of:=IF([.E17]=&quot;&quot;;[.C17];CONCATENATE([.C17];&quot; / &quot;;[.E17]))" office:value-type="string" office:string-value=":m 東和 PHOTO / 200617w / 学芸大学駅 / こぶしえん新築工事 / ２名（小林さん、横浜営業所） / テクノキャリア（扶桑電気）（東亜建設工業） / 資料">
            <text:p>:m 東和 PHOTO / 200617w / 学芸大学駅 / こぶしえん新築工事 / ２名（小林さん、横浜営業所） / テクノキャリア（扶桑電気）（東亜建設工業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6-16_14-30-19_000.jpg</text:p>
          </table:table-cell>
          <table:table-cell table:style-name="ce17" office:value-type="string">
            <text:p>:m 東和 PHOTO / 200617w / 学芸大学駅 / こぶしえん新築工事 / ２名（小林さん、横浜営業所） / テクノキャリア（扶桑電気）（東亜建設工業） / 資料</text:p>
          </table:table-cell>
          <table:table-cell table:style-name="ce16"/>
          <table:table-cell table:style-name="ce3"/>
          <table:table-cell table:style-name="ce3" office:value-type="string">
            <text:p>N-35-35-28.504943 E-139-34-49.324951</text:p>
          </table:table-cell>
          <table:table-cell table:style-name="ce32" table:formula="of:=IF([.E18]=&quot;&quot;;[.C18];CONCATENATE([.C18];&quot; / &quot;;[.E18]))" office:value-type="string" office:string-value=":m 東和 PHOTO / 200617w / 学芸大学駅 / こぶしえん新築工事 / ２名（小林さん、横浜営業所） / テクノキャリア（扶桑電気）（東亜建設工業） / 資料">
            <text:p>:m 東和 PHOTO / 200617w / 学芸大学駅 / こぶしえん新築工事 / ２名（小林さん、横浜営業所） / テクノキャリア（扶桑電気）（東亜建設工業） / 資料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6-16_14-33-23_000.jpg</text:p>
          </table:table-cell>
          <table:table-cell table:style-name="ce17" office:value-type="string">
            <text:p>:m 東和 PHOTO / 200617w / 学芸大学駅 / こぶしえん新築工事 / ２名（小林さん、横浜営業所） / テクノキャリア（扶桑電気）（東亜建設工業） / 資料</text:p>
          </table:table-cell>
          <table:table-cell table:style-name="ce17"/>
          <table:table-cell table:style-name="ce3"/>
          <table:table-cell table:style-name="ce3" office:value-type="string">
            <text:p>N-35-35-28.546142 E-139-34-49.105224</text:p>
          </table:table-cell>
          <table:table-cell table:style-name="ce32" table:formula="of:=IF([.E19]=&quot;&quot;;[.C19];CONCATENATE([.C19];&quot; / &quot;;[.E19]))" office:value-type="string" office:string-value=":m 東和 PHOTO / 200617w / 学芸大学駅 / こぶしえん新築工事 / ２名（小林さん、横浜営業所） / テクノキャリア（扶桑電気）（東亜建設工業） / 資料">
            <text:p>:m 東和 PHOTO / 200617w / 学芸大学駅 / こぶしえん新築工事 / ２名（小林さん、横浜営業所） / テクノキャリア（扶桑電気）（東亜建設工業） / 資料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6-16_14-34-41_000.jpg</text:p>
          </table:table-cell>
          <table:table-cell table:style-name="ce17" office:value-type="string">
            <text:p>:m 東和 PHOTO / 200617w / 学芸大学駅 / こぶしえん新築工事 / ２名（小林さん、横浜営業所）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2" table:formula="of:=IF([.E20]=&quot;&quot;;[.C20];CONCATENATE([.C20];&quot; / &quot;;[.E20]))" office:value-type="string" office:string-value=":m 東和 PHOTO / 200617w / 学芸大学駅 / こぶしえん新築工事 / ２名（小林さん、横浜営業所） / テクノキャリア（扶桑電気）（東亜建設工業） / 資料">
            <text:p>:m 東和 PHOTO / 200617w / 学芸大学駅 / こぶしえん新築工事 / ２名（小林さん、横浜営業所） / テクノキャリア（扶桑電気）（東亜建設工業） / 資料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6-16_16-10-21_000.jpg</text:p>
          </table:table-cell>
          <table:table-cell table:style-name="ce6" office:value-type="string">
            <text:p>:bookmemo / 読んだ本 / 『教えて私の「脳みそ」のかたち』 / 著者=岡野高明、ニキ・リンコ</text:p>
          </table:table-cell>
          <table:table-cell table:style-name="ce16"/>
          <table:table-cell table:style-name="ce3"/>
          <table:table-cell table:style-name="ce3" office:value-type="string">
            <text:p>N-35-35-28.710937 E-139-34-49.379882</text:p>
          </table:table-cell>
          <table:table-cell table:style-name="ce32" table:formula="of:=IF([.E21]=&quot;&quot;;[.C21];CONCATENATE([.C21];&quot; / &quot;;[.E21]))" office:value-type="string" office:string-value=":bookmemo / 読んだ本 / 『教えて私の「脳みそ」のかたち』 / 著者=岡野高明、ニキ・リンコ">
            <text:p>:bookmemo / 読んだ本 / 『教えて私の「脳みそ」のかたち』 / 著者=岡野高明、ニキ・リンコ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6-16_17-52-50_000.jpg</text:p>
          </table:table-cell>
          <table:table-cell table:style-name="ce6" office:value-type="string">
            <text:p>-*</text:p>
          </table:table-cell>
          <table:table-cell table:style-name="ce17"/>
          <table:table-cell table:style-name="ce3"/>
          <table:table-cell table:style-name="ce3" office:value-type="string">
            <text:p>N-35-35-28.546142 E-139-34-49.105224</text:p>
          </table:table-cell>
          <table:table-cell table:style-name="ce32" table:formula="of:=IF([.E22]=&quot;&quot;;[.C22];CONCATENATE([.C22];&quot; / &quot;;[.E2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6-16_18-36-41_000.jpg</text:p>
          </table:table-cell>
          <table:table-cell table:style-name="ce6" office:value-type="string">
            <text:p>:m RES 1*1 / free# JVEMV6 37#23_42 / 37. miscs of miscs / 23. CO2 / CO2-conversion;methods / plasma;MW-plasma</text:p>
          </table:table-cell>
          <table:table-cell table:style-name="ce14"/>
          <table:table-cell table:style-name="ce3"/>
          <table:table-cell table:style-name="ce3" office:value-type="string">
            <text:p>N-35-35-28.72467 E-139-34-49.379882</text:p>
          </table:table-cell>
          <table:table-cell table:style-name="ce32" table:formula="of:=IF([.E23]=&quot;&quot;;[.C23];CONCATENATE([.C23];&quot; / &quot;;[.E23]))" office:value-type="string" office:string-value=":m RES 1*1 / free# JVEMV6 37#23_42 / 37. miscs of miscs / 23. CO2 / CO2-conversion;methods / plasma;MW-plasma">
            <text:p>:m RES 1*1 / free# JVEMV6 37#23_42 / 37. miscs of miscs / 23. CO2 / CO2-conversion;methods / plasma;MW-plasma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6-16_20-36-23_000.jpg</text:p>
          </table:table-cell>
          <table:table-cell table:style-name="ce17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2" table:formula="of:=IF([.E24]=&quot;&quot;;[.C24];CONCATENATE([.C24];&quot; / &quot;;[.E24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6-17_04-23-57_000.jpg</text:p>
          </table:table-cell>
          <table:table-cell table:style-name="ce17" office:value-type="string">
            <text:p>:m やること 朝；台所 東和仕事の日 支度</text:p>
          </table:table-cell>
          <table:table-cell table:style-name="ce3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2" table:formula="of:=IF([.E25]=&quot;&quot;;[.C25];CONCATENATE([.C25];&quot; / &quot;;[.E25]))" office:value-type="string" office:string-value=":m やること 朝；台所 東和仕事の日 支度">
            <text:p>:m やること 朝；台所 東和仕事の日 支度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6-17_04-50-37_000.jpg</text:p>
          </table:table-cell>
          <table:table-cell table:style-name="ce17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26]=&quot;&quot;;[.C26];CONCATENATE([.C26];&quot; / &quot;;[.E26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6-17_05-24-12_000.jpg</text:p>
          </table:table-cell>
          <table:table-cell table:style-name="ce17" office:value-type="string">
            <text:p>:m 東和 PHOTO / 200617w / 学芸大学駅 / こぶしえん新築工事 / ２名（小林さん、横浜営業所） / テクノキャリア（扶桑電気）（東亜建設工業） / 出発時間 / N-35-35-28.367614 E-139-34-49.874267</text:p>
          </table:table-cell>
          <table:table-cell table:style-name="ce17"/>
          <table:table-cell table:style-name="ce3" table:formula="of:=[.F27]" office:value-type="string" office:string-value="N-35-35-28.367614 E-139-34-49.874267">
            <text:p>N-35-35-28.367614 E-139-34-49.874267</text:p>
          </table:table-cell>
          <table:table-cell table:style-name="ce3" office:value-type="string">
            <text:p>N-35-35-28.367614 E-139-34-49.874267</text:p>
          </table:table-cell>
          <table:table-cell table:style-name="ce32" table:formula="of:=IF([.E27]=&quot;&quot;;[.C27];CONCATENATE([.C27];&quot; / &quot;;[.E27]))" office:value-type="string" office:string-value=":m 東和 PHOTO / 200617w / 学芸大学駅 / こぶしえん新築工事 / ２名（小林さん、横浜営業所） / テクノキャリア（扶桑電気）（東亜建設工業） / 出発時間 / N-35-35-28.367614 E-139-34-49.874267 / N-35-35-28.367614 E-139-34-49.874267">
            <text:p>:m 東和 PHOTO / 200617w / 学芸大学駅 / こぶしえん新築工事 / ２名（小林さん、横浜営業所） / テクノキャリア（扶桑電気）（東亜建設工業） / 出発時間 / N-35-35-28.367614 E-139-34-49.874267 / N-35-35-28.367614 E-139-34-49.87426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6-17_15-30-24_000.jpg</text:p>
          </table:table-cell>
          <table:table-cell table:style-name="ce20" office:value-type="string">
            <text:p>photo 自然観察 東和現場近く 花；葉っぱ 学芸大学駅への途中 / N-35-37-43.07373 E-139-41-41.80664</text:p>
          </table:table-cell>
          <table:table-cell table:style-name="ce16"/>
          <table:table-cell table:style-name="ce3" table:formula="of:=[.F28]" office:value-type="string" office:string-value="N-35-37-43.07373 E-139-41-41.80664">
            <text:p>N-35-37-43.07373 E-139-41-41.80664</text:p>
          </table:table-cell>
          <table:table-cell table:style-name="ce3" office:value-type="string">
            <text:p>N-35-37-43.07373 E-139-41-41.80664</text:p>
          </table:table-cell>
          <table:table-cell table:style-name="ce32" table:formula="of:=IF([.E28]=&quot;&quot;;[.C28];CONCATENATE([.C28];&quot; / &quot;;[.E28]))" office:value-type="string" office:string-value="photo 自然観察 東和現場近く 花；葉っぱ 学芸大学駅への途中 / N-35-37-43.07373 E-139-41-41.80664 / N-35-37-43.07373 E-139-41-41.80664">
            <text:p>photo 自然観察 東和現場近く 花；葉っぱ 学芸大学駅への途中 / N-35-37-43.07373 E-139-41-41.80664 / N-35-37-43.07373 E-139-41-41.8066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6-17_15-30-31_000.jpg</text:p>
          </table:table-cell>
          <table:table-cell table:style-name="ce20" office:value-type="string">
            <text:p>photo 自然観察 東和現場近く 花；葉っぱ 学芸大学駅への途中 / N-35-37-43.07373 E-139-41-41.80664</text:p>
          </table:table-cell>
          <table:table-cell table:style-name="ce6"/>
          <table:table-cell table:style-name="ce3" table:formula="of:=[.F29]" office:value-type="string" office:string-value="N-35-37-43.07373 E-139-41-41.80664">
            <text:p>N-35-37-43.07373 E-139-41-41.80664</text:p>
          </table:table-cell>
          <table:table-cell table:style-name="ce3" office:value-type="string">
            <text:p>N-35-37-43.07373 E-139-41-41.80664</text:p>
          </table:table-cell>
          <table:table-cell table:style-name="ce32" table:formula="of:=IF([.E29]=&quot;&quot;;[.C29];CONCATENATE([.C29];&quot; / &quot;;[.E29]))" office:value-type="string" office:string-value="photo 自然観察 東和現場近く 花；葉っぱ 学芸大学駅への途中 / N-35-37-43.07373 E-139-41-41.80664 / N-35-37-43.07373 E-139-41-41.80664">
            <text:p>photo 自然観察 東和現場近く 花；葉っぱ 学芸大学駅への途中 / N-35-37-43.07373 E-139-41-41.80664 / N-35-37-43.07373 E-139-41-41.8066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6-17_15-30-43_000.jpg</text:p>
          </table:table-cell>
          <table:table-cell table:style-name="ce20" office:value-type="string">
            <text:p>photo 自然観察 東和現場近く 花；葉っぱ 学芸大学駅への途中 / N-35-37-43.046264 E-139-41-42.79541</text:p>
          </table:table-cell>
          <table:table-cell table:style-name="ce15"/>
          <table:table-cell table:style-name="ce3" table:formula="of:=[.F30]" office:value-type="string" office:string-value="N-35-37-43.046264 E-139-41-42.79541">
            <text:p>N-35-37-43.046264 E-139-41-42.79541</text:p>
          </table:table-cell>
          <table:table-cell table:style-name="ce3" office:value-type="string">
            <text:p>N-35-37-43.046264 E-139-41-42.79541</text:p>
          </table:table-cell>
          <table:table-cell table:style-name="ce32" table:formula="of:=IF([.E30]=&quot;&quot;;[.C30];CONCATENATE([.C30];&quot; / &quot;;[.E30]))" office:value-type="string" office:string-value="photo 自然観察 東和現場近く 花；葉っぱ 学芸大学駅への途中 / N-35-37-43.046264 E-139-41-42.79541 / N-35-37-43.046264 E-139-41-42.79541">
            <text:p>photo 自然観察 東和現場近く 花；葉っぱ 学芸大学駅への途中 / N-35-37-43.046264 E-139-41-42.79541 / N-35-37-43.046264 E-139-41-42.7954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6-17_15-30-48_000.jpg</text:p>
          </table:table-cell>
          <table:table-cell table:style-name="ce20" office:value-type="string">
            <text:p>photo 自然観察 東和現場近く 花；葉っぱ 学芸大学駅への途中 / N-35-37-43.046264 E-139-41-42.79541</text:p>
          </table:table-cell>
          <table:table-cell table:style-name="ce16"/>
          <table:table-cell table:style-name="ce3" table:formula="of:=[.F31]" office:value-type="string" office:string-value="N-35-37-43.046264 E-139-41-42.79541">
            <text:p>N-35-37-43.046264 E-139-41-42.79541</text:p>
          </table:table-cell>
          <table:table-cell table:style-name="ce3" office:value-type="string">
            <text:p>N-35-37-43.046264 E-139-41-42.79541</text:p>
          </table:table-cell>
          <table:table-cell table:style-name="ce32" table:formula="of:=IF([.E31]=&quot;&quot;;[.C31];CONCATENATE([.C31];&quot; / &quot;;[.E31]))" office:value-type="string" office:string-value="photo 自然観察 東和現場近く 花；葉っぱ 学芸大学駅への途中 / N-35-37-43.046264 E-139-41-42.79541 / N-35-37-43.046264 E-139-41-42.79541">
            <text:p>photo 自然観察 東和現場近く 花；葉っぱ 学芸大学駅への途中 / N-35-37-43.046264 E-139-41-42.79541 / N-35-37-43.046264 E-139-41-42.7954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6-17_15-31-03_000.jpg</text:p>
          </table:table-cell>
          <table:table-cell table:style-name="ce20" office:value-type="string">
            <text:p>photo 自然観察 東和現場近く 花；葉っぱ 学芸大学駅への途中 / N-35-37-42.881469 E-139-41-41.916503</text:p>
          </table:table-cell>
          <table:table-cell table:style-name="ce17"/>
          <table:table-cell table:style-name="ce3" table:formula="of:=[.F32]" office:value-type="string" office:string-value="N-35-37-42.881469 E-139-41-41.916503">
            <text:p>N-35-37-42.881469 E-139-41-41.916503</text:p>
          </table:table-cell>
          <table:table-cell table:style-name="ce3" office:value-type="string">
            <text:p>N-35-37-42.881469 E-139-41-41.916503</text:p>
          </table:table-cell>
          <table:table-cell table:style-name="ce32" table:formula="of:=IF([.E32]=&quot;&quot;;[.C32];CONCATENATE([.C32];&quot; / &quot;;[.E32]))" office:value-type="string" office:string-value="photo 自然観察 東和現場近く 花；葉っぱ 学芸大学駅への途中 / N-35-37-42.881469 E-139-41-41.916503 / N-35-37-42.881469 E-139-41-41.916503">
            <text:p>photo 自然観察 東和現場近く 花；葉っぱ 学芸大学駅への途中 / N-35-37-42.881469 E-139-41-41.916503 / N-35-37-42.881469 E-139-41-41.91650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6-17_15-31-07_000.jpg</text:p>
          </table:table-cell>
          <table:table-cell table:style-name="ce20" office:value-type="string">
            <text:p>photo 自然観察 東和現場近く 花；葉っぱ 学芸大学駅への途中 / N-35-37-42.881469 E-139-41-41.916503</text:p>
          </table:table-cell>
          <table:table-cell table:style-name="ce3"/>
          <table:table-cell table:style-name="ce3" table:formula="of:=[.F33]" office:value-type="string" office:string-value="N-35-37-42.881469 E-139-41-41.916503">
            <text:p>N-35-37-42.881469 E-139-41-41.916503</text:p>
          </table:table-cell>
          <table:table-cell table:style-name="ce3" office:value-type="string">
            <text:p>N-35-37-42.881469 E-139-41-41.916503</text:p>
          </table:table-cell>
          <table:table-cell table:style-name="ce32" table:formula="of:=IF([.E33]=&quot;&quot;;[.C33];CONCATENATE([.C33];&quot; / &quot;;[.E33]))" office:value-type="string" office:string-value="photo 自然観察 東和現場近く 花；葉っぱ 学芸大学駅への途中 / N-35-37-42.881469 E-139-41-41.916503 / N-35-37-42.881469 E-139-41-41.916503">
            <text:p>photo 自然観察 東和現場近く 花；葉っぱ 学芸大学駅への途中 / N-35-37-42.881469 E-139-41-41.916503 / N-35-37-42.881469 E-139-41-41.91650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20-06-17_15-31-13_000.jpg</text:p>
          </table:table-cell>
          <table:table-cell table:style-name="ce20" office:value-type="string">
            <text:p>photo 自然観察 東和現場近く 花；葉っぱ 学芸大学駅への途中 / N-35-37-42.881469 E-139-41-41.916503</text:p>
          </table:table-cell>
          <table:table-cell table:style-name="ce3"/>
          <table:table-cell table:style-name="ce3" table:formula="of:=[.F34]" office:value-type="string" office:string-value="N-35-37-42.881469 E-139-41-41.916503">
            <text:p>N-35-37-42.881469 E-139-41-41.916503</text:p>
          </table:table-cell>
          <table:table-cell table:style-name="ce3" office:value-type="string">
            <text:p>N-35-37-42.881469 E-139-41-41.916503</text:p>
          </table:table-cell>
          <table:table-cell table:style-name="ce32" table:formula="of:=IF([.E34]=&quot;&quot;;[.C34];CONCATENATE([.C34];&quot; / &quot;;[.E34]))" office:value-type="string" office:string-value="photo 自然観察 東和現場近く 花；葉っぱ 学芸大学駅への途中 / N-35-37-42.881469 E-139-41-41.916503 / N-35-37-42.881469 E-139-41-41.916503">
            <text:p>photo 自然観察 東和現場近く 花；葉っぱ 学芸大学駅への途中 / N-35-37-42.881469 E-139-41-41.916503 / N-35-37-42.881469 E-139-41-41.91650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20-06-17_15-31-32_000.jpg</text:p>
          </table:table-cell>
          <table:table-cell table:style-name="ce20" office:value-type="string">
            <text:p>photo 自然観察 東和現場近く 花；葉っぱ 学芸大学駅への途中 / N-35-37-42.881469 E-139-41-41.916503</text:p>
          </table:table-cell>
          <table:table-cell table:style-name="ce3"/>
          <table:table-cell table:style-name="ce3" table:formula="of:=[.F35]" office:value-type="string" office:string-value="N-35-37-42.881469 E-139-41-41.916503">
            <text:p>N-35-37-42.881469 E-139-41-41.916503</text:p>
          </table:table-cell>
          <table:table-cell table:style-name="ce3" office:value-type="string">
            <text:p>N-35-37-42.881469 E-139-41-41.916503</text:p>
          </table:table-cell>
          <table:table-cell table:style-name="ce32" table:formula="of:=IF([.E35]=&quot;&quot;;[.C35];CONCATENATE([.C35];&quot; / &quot;;[.E35]))" office:value-type="string" office:string-value="photo 自然観察 東和現場近く 花；葉っぱ 学芸大学駅への途中 / N-35-37-42.881469 E-139-41-41.916503 / N-35-37-42.881469 E-139-41-41.916503">
            <text:p>photo 自然観察 東和現場近く 花；葉っぱ 学芸大学駅への途中 / N-35-37-42.881469 E-139-41-41.916503 / N-35-37-42.881469 E-139-41-41.91650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20-06-17_15-31-33_000.jpg</text:p>
          </table:table-cell>
          <table:table-cell table:style-name="ce20" office:value-type="string">
            <text:p>photo 自然観察 東和現場近く 花；葉っぱ 学芸大学駅への途中 / N-35-37-42.881469 E-139-41-41.916503</text:p>
          </table:table-cell>
          <table:table-cell table:style-name="ce3"/>
          <table:table-cell table:style-name="ce3" table:formula="of:=[.F36]" office:value-type="string" office:string-value="N-35-37-42.881469 E-139-41-41.916503">
            <text:p>N-35-37-42.881469 E-139-41-41.916503</text:p>
          </table:table-cell>
          <table:table-cell table:style-name="ce3" office:value-type="string">
            <text:p>N-35-37-42.881469 E-139-41-41.916503</text:p>
          </table:table-cell>
          <table:table-cell table:style-name="ce32" table:formula="of:=IF([.E36]=&quot;&quot;;[.C36];CONCATENATE([.C36];&quot; / &quot;;[.E36]))" office:value-type="string" office:string-value="photo 自然観察 東和現場近く 花；葉っぱ 学芸大学駅への途中 / N-35-37-42.881469 E-139-41-41.916503 / N-35-37-42.881469 E-139-41-41.916503">
            <text:p>photo 自然観察 東和現場近く 花；葉っぱ 学芸大学駅への途中 / N-35-37-42.881469 E-139-41-41.916503 / N-35-37-42.881469 E-139-41-41.91650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20-06-17_15-40-44_000.jpg</text:p>
          </table:table-cell>
          <table:table-cell table:style-name="ce20" office:value-type="string">
            <text:p>photo 自然観察 東和現場近く 花；葉っぱ 学芸大学駅への途中 / N-35-37-41.054992 E-139-41-31.864013</text:p>
          </table:table-cell>
          <table:table-cell table:style-name="ce3"/>
          <table:table-cell table:style-name="ce3" table:formula="of:=[.F37]" office:value-type="string" office:string-value="N-35-37-41.054992 E-139-41-31.864013">
            <text:p>N-35-37-41.054992 E-139-41-31.864013</text:p>
          </table:table-cell>
          <table:table-cell table:style-name="ce3" office:value-type="string">
            <text:p>N-35-37-41.054992 E-139-41-31.864013</text:p>
          </table:table-cell>
          <table:table-cell table:style-name="ce32" table:formula="of:=IF([.E37]=&quot;&quot;;[.C37];CONCATENATE([.C37];&quot; / &quot;;[.E37]))" office:value-type="string" office:string-value="photo 自然観察 東和現場近く 花；葉っぱ 学芸大学駅への途中 / N-35-37-41.054992 E-139-41-31.864013 / N-35-37-41.054992 E-139-41-31.864013">
            <text:p>photo 自然観察 東和現場近く 花；葉っぱ 学芸大学駅への途中 / N-35-37-41.054992 E-139-41-31.864013 / N-35-37-41.054992 E-139-41-31.86401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2020-06-17_15-40-53_000.jpg</text:p>
          </table:table-cell>
          <table:table-cell table:style-name="ce20" office:value-type="string">
            <text:p>photo 自然観察 東和現場近く 花；葉っぱ 学芸大学駅への途中 / N-35-37-41.000061 E-139-41-31.809082</text:p>
          </table:table-cell>
          <table:table-cell table:style-name="ce3"/>
          <table:table-cell table:style-name="ce3" table:formula="of:=[.F38]" office:value-type="string" office:string-value="N-35-37-41.000061 E-139-41-31.809082">
            <text:p>N-35-37-41.000061 E-139-41-31.809082</text:p>
          </table:table-cell>
          <table:table-cell table:style-name="ce3" office:value-type="string">
            <text:p>N-35-37-41.000061 E-139-41-31.809082</text:p>
          </table:table-cell>
          <table:table-cell table:style-name="ce32" table:formula="of:=IF([.E38]=&quot;&quot;;[.C38];CONCATENATE([.C38];&quot; / &quot;;[.E38]))" office:value-type="string" office:string-value="photo 自然観察 東和現場近く 花；葉っぱ 学芸大学駅への途中 / N-35-37-41.000061 E-139-41-31.809082 / N-35-37-41.000061 E-139-41-31.809082">
            <text:p>photo 自然観察 東和現場近く 花；葉っぱ 学芸大学駅への途中 / N-35-37-41.000061 E-139-41-31.809082 / N-35-37-41.000061 E-139-41-31.80908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string">
            <text:p>2020-06-17_15-41-19_000.jpg</text:p>
          </table:table-cell>
          <table:table-cell table:style-name="ce20" office:value-type="string">
            <text:p>photo 自然観察 東和現場近く 花；葉っぱ 学芸大学駅への途中 / N-35-37-41.000061 E-139-41-31.809082</text:p>
          </table:table-cell>
          <table:table-cell table:style-name="ce23"/>
          <table:table-cell table:style-name="ce3" table:formula="of:=[.F39]" office:value-type="string" office:string-value="N-35-37-41.000061 E-139-41-31.809082">
            <text:p>N-35-37-41.000061 E-139-41-31.809082</text:p>
          </table:table-cell>
          <table:table-cell table:style-name="ce3" office:value-type="string">
            <text:p>N-35-37-41.000061 E-139-41-31.809082</text:p>
          </table:table-cell>
          <table:table-cell table:style-name="ce32" table:formula="of:=IF([.E39]=&quot;&quot;;[.C39];CONCATENATE([.C39];&quot; / &quot;;[.E39]))" office:value-type="string" office:string-value="photo 自然観察 東和現場近く 花；葉っぱ 学芸大学駅への途中 / N-35-37-41.000061 E-139-41-31.809082 / N-35-37-41.000061 E-139-41-31.809082">
            <text:p>photo 自然観察 東和現場近く 花；葉っぱ 学芸大学駅への途中 / N-35-37-41.000061 E-139-41-31.809082 / N-35-37-41.000061 E-139-41-31.80908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2020-06-17_15-41-41_000.jpg</text:p>
          </table:table-cell>
          <table:table-cell table:style-name="ce20" office:value-type="string">
            <text:p>photo 自然観察 東和現場近く 花；葉っぱ 学芸大学駅への途中 / N-35-37-41.013793 E-139-41-32.303466</text:p>
          </table:table-cell>
          <table:table-cell table:style-name="ce14"/>
          <table:table-cell table:style-name="ce3" table:formula="of:=[.F40]" office:value-type="string" office:string-value="N-35-37-41.013793 E-139-41-32.303466">
            <text:p>N-35-37-41.013793 E-139-41-32.303466</text:p>
          </table:table-cell>
          <table:table-cell table:style-name="ce3" office:value-type="string">
            <text:p>N-35-37-41.013793 E-139-41-32.303466</text:p>
          </table:table-cell>
          <table:table-cell table:style-name="ce32" table:formula="of:=IF([.E40]=&quot;&quot;;[.C40];CONCATENATE([.C40];&quot; / &quot;;[.E40]))" office:value-type="string" office:string-value="photo 自然観察 東和現場近く 花；葉っぱ 学芸大学駅への途中 / N-35-37-41.013793 E-139-41-32.303466 / N-35-37-41.013793 E-139-41-32.303466">
            <text:p>photo 自然観察 東和現場近く 花；葉っぱ 学芸大学駅への途中 / N-35-37-41.013793 E-139-41-32.303466 / N-35-37-41.013793 E-139-41-32.30346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string">
            <text:p>2020-06-17_15-41-48_000.jpg</text:p>
          </table:table-cell>
          <table:table-cell table:style-name="ce20" office:value-type="string">
            <text:p>photo 自然観察 東和現場近く 花；葉っぱ 学芸大学駅への途中 / N-35-37-41.013793 E-139-41-32.303466</text:p>
          </table:table-cell>
          <table:table-cell table:style-name="ce23"/>
          <table:table-cell table:style-name="ce3" table:formula="of:=[.F41]" office:value-type="string" office:string-value="N-35-37-41.013793 E-139-41-32.303466">
            <text:p>N-35-37-41.013793 E-139-41-32.303466</text:p>
          </table:table-cell>
          <table:table-cell table:style-name="ce3" office:value-type="string">
            <text:p>N-35-37-41.013793 E-139-41-32.303466</text:p>
          </table:table-cell>
          <table:table-cell table:style-name="ce32" table:formula="of:=IF([.E41]=&quot;&quot;;[.C41];CONCATENATE([.C41];&quot; / &quot;;[.E41]))" office:value-type="string" office:string-value="photo 自然観察 東和現場近く 花；葉っぱ 学芸大学駅への途中 / N-35-37-41.013793 E-139-41-32.303466 / N-35-37-41.013793 E-139-41-32.303466">
            <text:p>photo 自然観察 東和現場近く 花；葉っぱ 学芸大学駅への途中 / N-35-37-41.013793 E-139-41-32.303466 / N-35-37-41.013793 E-139-41-32.30346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string">
            <text:p>2020-06-17_17-44-04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97204 E-139-34-49.379882</text:p>
          </table:table-cell>
          <table:table-cell table:style-name="ce32" table:formula="of:=IF([.E42]=&quot;&quot;;[.C42];CONCATENATE([.C42];&quot; / &quot;;[.E42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string">
            <text:p>2020-06-17_23-05-37_000.jpg</text:p>
          </table:table-cell>
          <table:table-cell table:style-name="ce17" office:value-type="string">
            <text:p>:m 記録 / 身体 / ケガ / 左腕；内側；擦り傷；クロの後ろ足が引っ掻いた</text:p>
          </table:table-cell>
          <table:table-cell table:style-name="ce3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43]=&quot;&quot;;[.C43];CONCATENATE([.C43];&quot; / &quot;;[.E43]))" office:value-type="string" office:string-value=":m 記録 / 身体 / ケガ / 左腕；内側；擦り傷；クロの後ろ足が引っ掻いた">
            <text:p>:m 記録 / 身体 / ケガ / 左腕；内側；擦り傷；クロの後ろ足が引っ掻い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2020-06-18_00-01-44_000.jpg</text:p>
          </table:table-cell>
          <table:table-cell table:style-name="ce16" office:value-type="string">
            <text:p>:m :PHOTO 寝た時刻 / 2020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2" table:formula="of:=IF([.E44]=&quot;&quot;;[.C44];CONCATENATE([.C44];&quot; / &quot;;[.E44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string">
            <text:p>2020-06-18_10-41-04_000.jpg</text:p>
          </table:table-cell>
          <table:table-cell table:style-name="ce17" office:value-type="string">
            <text:p>:m :PHOTO 起きた時刻 / 2020</text:p>
          </table:table-cell>
          <table:table-cell table:style-name="ce3"/>
          <table:table-cell table:style-name="ce3"/>
          <table:table-cell table:style-name="ce3" office:value-type="string">
            <text:p>N-35-35-28.532409 E-139-34-49.105224</text:p>
          </table:table-cell>
          <table:table-cell table:style-name="ce32" table:formula="of:=IF([.E45]=&quot;&quot;;[.C45];CONCATENATE([.C45];&quot; / &quot;;[.E45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string">
            <text:p>2020-06-18_11-42-29_000.jpg</text:p>
          </table:table-cell>
          <table:table-cell table:style-name="ce6" office:value-type="string">
            <text:p>:m RES 1*1 / free# JVEMV6 37#23_43 / 37. miscs of miscs / 23. CO2 / CO2-conversion;methods / GA-discharge;plasma</text:p>
          </table:table-cell>
          <table:table-cell table:style-name="ce3"/>
          <table:table-cell table:style-name="ce3"/>
          <table:table-cell table:style-name="ce3" office:value-type="string">
            <text:p>N-35-35-28.738403 E-139-34-49.379882</text:p>
          </table:table-cell>
          <table:table-cell table:style-name="ce32" table:formula="of:=IF([.E46]=&quot;&quot;;[.C46];CONCATENATE([.C46];&quot; / &quot;;[.E46]))" office:value-type="string" office:string-value=":m RES 1*1 / free# JVEMV6 37#23_43 / 37. miscs of miscs / 23. CO2 / CO2-conversion;methods / GA-discharge;plasma">
            <text:p>:m RES 1*1 / free# JVEMV6 37#23_43 / 37. miscs of miscs / 23. CO2 / CO2-conversion;methods / GA-discharge;plasma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3" office:value-type="string">
            <text:p>2020-06-18_12-03-31_000.jpg</text:p>
          </table:table-cell>
          <table:table-cell table:style-name="ce17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2" table:formula="of:=IF([.E47]=&quot;&quot;;[.C47];CONCATENATE([.C47];&quot; / &quot;;[.E47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16_16-34-07_000.mp4</text:p>
          </table:table-cell>
          <table:table-cell table:style-name="ce6" office:value-type="string">
            <text:p>:VIDEO / @自宅 / メモ / kb,keyboard / 演奏、play / k-2020-0616-1 / genr=et-N:jazz,chor=C;F,for=LH-octave-jump;be-bop-like</text:p>
          </table:table-cell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string" office:string-value=":VIDEO / @自宅 / メモ / kb,keyboard / 演奏、play / k-2020-0616-1 / genr=et-N:jazz,chor=C;F,for=LH-octave-jump;be-bop-like">
            <text:p>:VIDEO / @自宅 / メモ / kb,keyboard / 演奏、play / k-2020-0616-1 / genr=et-N:jazz,chor=C;F,for=LH-octave-jump;be-bop-lik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6_17-53-11_000.mp4</text:p>
          </table:table-cell>
          <table:table-cell table:style-name="ce6" office:value-type="string">
            <text:p>:VIDEO / @自室 / 記録 / diary / about=モデム / t=昼間 / 電源を入れ直した</text:p>
          </table:table-cell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string" office:string-value=":VIDEO / @自室 / 記録 / diary / about=モデム / t=昼間 / 電源を入れ直した">
            <text:p>:VIDEO / @自室 / 記録 / diary / about=モデム / t=昼間 / 電源を入れ直し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6_17-54-55_000.mp4</text:p>
          </table:table-cell>
          <table:table-cell table:style-name="ce6" office:value-type="string">
            <text:p>:VIDEO / @自室 / 記録 / diary / about=モデム / t=昼間 / 電源を入れ直した</text:p>
          </table:table-cell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string" office:string-value=":VIDEO / @自室 / 記録 / diary / about=モデム / t=昼間 / 電源を入れ直した">
            <text:p>:VIDEO / @自室 / 記録 / diary / about=モデム / t=昼間 / 電源を入れ直し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6_18-21-17_000.mp4</text:p>
          </table:table-cell>
          <table:table-cell table:style-name="ce17" office:value-type="string">
            <text:p>:VIDEO / @自室 / 記録 / diary / about=モデム / t=昼間 / 電源を入れ直した</text:p>
          </table:table-cell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string" office:string-value=":VIDEO / @自室 / 記録 / diary / about=モデム / t=昼間 / 電源を入れ直した">
            <text:p>:VIDEO / @自室 / 記録 / diary / about=モデム / t=昼間 / 電源を入れ直し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6_22-33-48_000.m4a</text:p>
          </table:table-cell>
          <table:table-cell table:style-name="ce16" office:value-type="string">
            <text:p>:VOICE-MEMO / @自宅 / 思ったこと / プラズマ関連の調べ；量子力学がより分かりやすくなるかも知れない</text:p>
          </table:table-cell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string" office:string-value=":VOICE-MEMO / @自宅 / 思ったこと / プラズマ関連の調べ；量子力学がより分かりやすくなるかも知れない">
            <text:p>:VOICE-MEMO / @自宅 / 思ったこと / プラズマ関連の調べ；量子力学がより分かりやすくなるかも知れない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7_05-00-28_000.m4a</text:p>
          </table:table-cell>
          <table:table-cell table:style-name="ce17" office:value-type="string">
            <text:p>:VOICE-MEMO / @自室 / 知りたい / 肛門周りのフワフワ感；ダンスしたら感じ始めた；体の中でどんな物質の動き？</text:p>
          </table:table-cell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string" office:string-value=":VOICE-MEMO / @自室 / 知りたい / 肛門周りのフワフワ感；ダンスしたら感じ始めた；体の中でどんな物質の動き？">
            <text:p>:VOICE-MEMO / @自室 / 知りたい / 肛門周りのフワフワ感；ダンスしたら感じ始めた；体の中でどんな物質の動き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7_07-10-37_000.mp4</text:p>
          </table:table-cell>
          <table:table-cell table:style-name="ce6" office:value-type="string">
            <text:p>:VIDEO / @自室 / 記録 / diary / about=東和現場；風景；スラブ；打設前 / t=早朝 / こぶしえん</text:p>
          </table:table-cell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string" office:string-value=":VIDEO / @自室 / 記録 / diary / about=東和現場；風景；スラブ；打設前 / t=早朝 / こぶしえん">
            <text:p>:VIDEO / @自室 / 記録 / diary / about=東和現場；風景；スラブ；打設前 / t=早朝 / こぶしえん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8_10-58-06_000.mp4</text:p>
          </table:table-cell>
          <table:table-cell table:style-name="ce17" office:value-type="string">
            <text:p>-*</text:p>
          </table:table-cell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18_11-05-46_000.mp4</text:p>
          </table:table-cell>
          <table:table-cell table:style-name="ce6" office:value-type="string">
            <text:p>:VIDEO / @自宅 / メモ / kb,keyboard / 演奏、play / k-2020-0618-1 / genr=et-N:jazz,chor=C;G,for=slow-tempo;melody-search</text:p>
          </table:table-cell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string" office:string-value=":VIDEO / @自宅 / メモ / kb,keyboard / 演奏、play / k-2020-0618-1 / genr=et-N:jazz,chor=C;G,for=slow-tempo;melody-search">
            <text:p>:VIDEO / @自宅 / メモ / kb,keyboard / 演奏、play / k-2020-0618-1 / genr=et-N:jazz,chor=C;G,for=slow-tempo;melody-search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18_11-09-14_000.mid</text:p>
          </table:table-cell>
          <table:table-cell table:style-name="ce6" office:value-type="string">
            <text:p>:in-mid / app=perfect-piano / 演奏、play / id-2020-0618-1 / category=melody,inst=piano</text:p>
          </table:table-cell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string" office:string-value=":in-mid / app=perfect-piano / 演奏、play / id-2020-0618-1 / category=melody,inst=piano">
            <text:p>:in-mid / app=perfect-piano / 演奏、play / id-2020-0618-1 / category=melody,inst=piano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18_11-13-47_000.m4a</text:p>
          </table:table-cell>
          <table:table-cell table:style-name="ce6" office:value-type="string">
            <text:p>:VOICE-MEMO / @トイレ / record / bird / 鳥の声</text:p>
          </table:table-cell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string" office:string-value=":VOICE-MEMO / @トイレ / record / bird / 鳥の声">
            <text:p>:VOICE-MEMO / @トイレ / record / bird / 鳥の声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10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8">2020/06/18</text:date>, <text:time>14:56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18T14:56:50.94</dc:date>
    <dc:creator>iwabuchi ken</dc:creator>
    <meta:editing-duration>P22DT6H22M46S</meta:editing-duration>
    <meta:editing-cycles>8611</meta:editing-cycles>
    <meta:document-statistic meta:table-count="1" meta:cell-count="568" meta:object-count="0"/>
  </office:meta>
</office:document-meta>
</file>